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08in"/>
    </style:style>
    <style:style style:name="co3" style:family="table-column">
      <style:table-column-properties fo:break-before="auto" style:column-width="0.2437in"/>
    </style:style>
    <style:style style:name="co4" style:family="table-column">
      <style:table-column-properties fo:break-before="auto" style:column-width="1.3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text-properties fo:color="#c9211e"/>
    </style:style>
    <style:style style:name="ce7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29"/>
    <style:style style:name="ce24" style:family="table-cell" style:parent-style-name="Default" style:data-style-name="N129">
      <style:text-properties fo:color="#c9211e"/>
    </style:style>
    <style:style style:name="ce2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/>
          <table:table-cell table:number-matrix-columns-spanned="3" table:number-matrix-rows-spanned="3" table:formula="of:=MINVERSE([.A1:.C3])"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matrix-columns-spanned="1" table:number-matrix-rows-spanned="3" table:formula="of:=MMULT([.G1:.I3];[.E1:.E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.875" calcext:value-type="float">
            <text:p>1.875</text:p>
          </table:table-cell>
          <table:table-cell office:value-type="float" office:value="-1.25" calcext:value-type="float">
            <text:p>-1.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matrix-columns-spanned="1" table:number-matrix-rows-spanned="3" table:formula="of:=MMULT(MINVERSE([.A1:.C3]);[.E1:.E3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-21" calcext:value-type="float">
            <text:p>-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ce2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f(x)</text:p>
          </table:table-cell>
          <table:table-cell table:number-columns-repeated="9"/>
        </table:table-row>
        <table:table-row table:style-name="ro1">
          <table:table-cell table:style-name="ce20" office:value-type="float" office:value="-5" calcext:value-type="float">
            <text:p>-5</text:p>
          </table:table-cell>
          <table:table-cell table:style-name="ce23" table:formula="of:=EXP(-[.A2])-2*[.A2]^2+3*[.A2]+3" office:value-type="float" office:value="86.4131591025766" calcext:value-type="float">
            <text:p>86.41316</text:p>
          </table:table-cell>
          <table:table-cell table:number-columns-repeated="2"/>
          <table:table-cell table:style-name="ce27" office:value-type="string" calcext:value-type="string" table:number-columns-spanned="7" table:number-rows-spanned="1">
            <text:p>Interpolasi 2 titik data | f(x) = (x-a) / (b-a) (f(b)-f(a)) + f(a)</text:p>
          </table:table-cell>
          <table:covered-table-cell table:number-columns-repeated="6"/>
        </table:table-row>
        <table:table-row table:style-name="ro1">
          <table:table-cell table:style-name="ce20" office:value-type="float" office:value="-4" calcext:value-type="float">
            <text:p>-4</text:p>
          </table:table-cell>
          <table:table-cell table:style-name="ce23" table:formula="of:=EXP(-[.A3])-2*[.A3]^2+3*[.A3]+3" office:value-type="float" office:value="13.5981500331442" calcext:value-type="float">
            <text:p>13.59815</text:p>
          </table:table-cell>
          <table:table-cell table:number-columns-repeated="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f(a)</text:p>
          </table:table-cell>
          <table:table-cell table:style-name="ce19" office:value-type="string" calcext:value-type="string">
            <text:p>f(b)</text:p>
          </table:table-cell>
          <table:table-cell table:style-name="ce19" office:value-type="string" calcext:value-type="string">
            <text:p>f(x)</text:p>
          </table:table-cell>
          <table:table-cell table:style-name="ce19" office:value-type="string" calcext:value-type="string">
            <text:p>error</text:p>
          </table:table-cell>
        </table:table-row>
        <table:table-row table:style-name="ro1">
          <table:table-cell table:style-name="ce20" office:value-type="float" office:value="-3" calcext:value-type="float">
            <text:p>-3</text:p>
          </table:table-cell>
          <table:table-cell table:style-name="ce23" table:formula="of:=EXP(-[.A4])-2*[.A4]^2+3*[.A4]+3" office:value-type="float" office:value="-3.91446307681233" calcext:value-type="float">
            <text:p>-3.91446</text:p>
          </table:table-cell>
          <table:table-cell table:number-columns-repeated="2"/>
          <table:table-cell table:style-name="ce21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23" table:formula="of:=EXP(-[.F4])-2*[.F4]^2+3*[.F4]+3" office:value-type="float" office:value="-3.91446307681233" calcext:value-type="float">
            <text:p>-3.91446</text:p>
          </table:table-cell>
          <table:table-cell table:style-name="ce23" table:formula="of:=EXP(-[.G4])-2*[.G4]^2+3*[.G4]+3" office:value-type="float" office:value="0.718281828459045" calcext:value-type="float">
            <text:p>0.71828</text:p>
          </table:table-cell>
          <table:table-cell table:formula="of:=([.E4]-[.F4])/([.G4]-[.F4])*([.I4]-[.H4])+[.H4]" office:value-type="float" office:value="-1.59809062417664" calcext:value-type="float">
            <text:p>-1.59809062417664</text:p>
          </table:table-cell>
          <table:table-cell table:formula="of:=[.J4]-(EXP(-[.E4])-2*[.E4]^2+3*[.E4]+3)" office:value-type="float" office:value="2.01285327689271" calcext:value-type="float">
            <text:p>2.01285327689271</text:p>
          </table:table-cell>
        </table:table-row>
        <table:table-row table:style-name="ro1">
          <table:table-cell table:style-name="ce21" office:value-type="float" office:value="-2" calcext:value-type="float">
            <text:p>-2</text:p>
          </table:table-cell>
          <table:table-cell table:style-name="ce24" table:formula="of:=EXP(-[.A5])-2*[.A5]^2+3*[.A5]+3" office:value-type="float" office:value="-3.61094390106935" calcext:value-type="float">
            <text:p>-3.6109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23" table:formula="of:=EXP(-[.F5])-2*[.F5]^2+3*[.F5]+3" office:value-type="float" office:value="-3.91446307681233" calcext:value-type="float">
            <text:p>-3.91446</text:p>
          </table:table-cell>
          <table:table-cell table:style-name="ce23" table:formula="of:=EXP(-[.G5])-2*[.G5]^2+3*[.G5]+3" office:value-type="float" office:value="4" calcext:value-type="float">
            <text:p>4.00000</text:p>
          </table:table-cell>
          <table:table-cell table:formula="of:=([.E5]-[.F5])/([.G5]-[.F5])*([.I5]-[.H5])+[.H5]" office:value-type="float" office:value="-1.27630871787489" calcext:value-type="float">
            <text:p>-1.27630871787489</text:p>
          </table:table-cell>
          <table:table-cell table:formula="of:=[.J5]-(EXP(-[.E5])-2*[.E5]^2+3*[.E5]+3)" office:value-type="float" office:value="2.33463518319446" calcext:value-type="float">
            <text:p>2.33463518319446</text:p>
          </table:table-cell>
        </table:table-row>
        <table:table-row table:style-name="ro1">
          <table:table-cell table:style-name="ce20" office:value-type="float" office:value="-1" calcext:value-type="float">
            <text:p>-1</text:p>
          </table:table-cell>
          <table:table-cell table:style-name="ce23" table:formula="of:=EXP(-[.A6])-2*[.A6]^2+3*[.A6]+3" office:value-type="float" office:value="0.718281828459045" calcext:value-type="float">
            <text:p>0.7182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style-name="ce23" table:formula="of:=EXP(-[.F6])-2*[.F6]^2+3*[.F6]+3" office:value-type="float" office:value="13.5981500331442" calcext:value-type="float">
            <text:p>13.59815</text:p>
          </table:table-cell>
          <table:table-cell table:style-name="ce23" table:formula="of:=EXP(-[.G6])-2*[.G6]^2+3*[.G6]+3" office:value-type="float" office:value="1.13533528323661" calcext:value-type="float">
            <text:p>1.13534</text:p>
          </table:table-cell>
          <table:table-cell table:formula="of:=([.E6]-[.F6])/([.G6]-[.F6])*([.I6]-[.H6])+[.H6]" office:value-type="float" office:value="9.44387844984167" calcext:value-type="float">
            <text:p>9.44387844984167</text:p>
          </table:table-cell>
          <table:table-cell table:formula="of:=[.J6]-(EXP(-[.E6])-2*[.E6]^2+3*[.E6]+3)" office:value-type="float" office:value="13.054822350911" calcext:value-type="float">
            <text:p>13.054822350911</text:p>
          </table:table-cell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3" table:formula="of:=EXP(-[.A7])-2*[.A7]^2+3*[.A7]+3" office:value-type="float" office:value="4" calcext:value-type="float">
            <text:p>4.00000</text:p>
          </table:table-cell>
          <table:table-cell table:number-columns-repeated="9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3" table:formula="of:=EXP(-[.A8])-2*[.A8]^2+3*[.A8]+3" office:value-type="float" office:value="4.36787944117144" calcext:value-type="float">
            <text:p>4.36788</text:p>
          </table:table-cell>
          <table:table-cell table:number-columns-repeated="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3" table:formula="of:=EXP(-[.A9])-2*[.A9]^2+3*[.A9]+3" office:value-type="float" office:value="1.13533528323661" calcext:value-type="float">
            <text:p>1.13534</text:p>
          </table:table-cell>
          <table:table-cell table:number-columns-repeated="9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3" table:formula="of:=EXP(-[.A10])-2*[.A10]^2+3*[.A10]+3" office:value-type="float" office:value="-5.95021293163214" calcext:value-type="float">
            <text:p>-5.95021</text:p>
          </table:table-cell>
          <table:table-cell table:number-columns-repeated="9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3" table:formula="of:=EXP(-[.A11])-2*[.A11]^2+3*[.A11]+3" office:value-type="float" office:value="-16.9816843611113" calcext:value-type="float">
            <text:p>-16.98168</text:p>
          </table:table-cell>
          <table:table-cell table:number-columns-repeated="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5" table:formula="of:=EXP(-[.A12])-2*[.A12]^2+3*[.A12]+3" office:value-type="float" office:value="-31.9932620530009" calcext:value-type="float">
            <text:p>-31.99326</text:p>
          </table:table-cell>
          <table:table-cell table:number-columns-repeated="9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8:34:24.498351219</meta:creation-date>
    <dc:date>2024-09-12T09:16:20.977742010</dc:date>
    <meta:editing-duration>PT7M33S</meta:editing-duration>
    <meta:editing-cycles>2</meta:editing-cycles>
    <meta:generator>LibreOffice/7.3.7.2$Linux_X86_64 LibreOffice_project/30$Build-2</meta:generator>
    <meta:document-statistic meta:table-count="2" meta:cell-count="86" meta:object-count="0"/>
  </office:meta>
</office:document-meta>
</file>